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Standard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 style:list-style-name="L122">
      <style:text-properties style:font-name="Verdana" fo:font-size="14pt" style:font-size-asian="14pt" style:font-size-complex="14pt"/>
    </style:style>
    <style:style style:name="P21" style:family="paragraph" style:parent-style-name="Table_20_Contents" style:list-style-name="L123">
      <style:text-properties style:font-name="Verdana" fo:font-size="14pt" style:font-size-asian="14pt" style:font-size-complex="14pt"/>
    </style:style>
    <style:style style:name="P22" style:family="paragraph" style:parent-style-name="Table_20_Contents" style:list-style-name="L124">
      <style:text-properties style:font-name="Verdana" fo:font-size="14pt" style:font-size-asian="14pt" style:font-size-complex="14pt"/>
    </style:style>
    <style:style style:name="P23" style:family="paragraph" style:parent-style-name="Table_20_Contents" style:list-style-name="L125">
      <style:text-properties style:font-name="Verdana" fo:font-size="14pt" style:font-size-asian="14pt" style:font-size-complex="14pt"/>
    </style:style>
    <style:style style:name="P24" style:family="paragraph" style:parent-style-name="Text_20_body" style:list-style-name="L121">
      <style:paragraph-properties fo:line-height="150%"/>
      <style:text-properties style:font-name="Arial" style:font-name-asian="Arial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8">
      <style:paragraph-properties fo:margin-top="0cm" fo:margin-bottom="0cm" fo:line-height="150%" style:writing-mode="lr-tb">
        <style:tab-stops>
          <style:tab-stop style:position="1.54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3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4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5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6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7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5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60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61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996633" style:font-name-asian="Arial" style:font-size-asian="14pt" style:font-size-complex="14pt"/>
    </style:style>
    <style:style style:name="P162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3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5" style:family="paragraph" style:parent-style-name="Text_20_body" style:list-style-name="L62">
      <style:paragraph-properties fo:margin-top="0cm" fo:margin-bottom="0cm" fo:line-height="150%" style:writing-mode="lr-tb"/>
    </style:style>
    <style:style style:name="P166" style:family="paragraph" style:parent-style-name="Text_20_body" style:list-style-name="L68">
      <style:paragraph-properties fo:margin-top="0cm" fo:margin-bottom="0cm" fo:line-height="150%" style:writing-mode="lr-tb"/>
    </style:style>
    <style:style style:name="P167" style:family="paragraph" style:parent-style-name="Text_20_body" style:list-style-name="L71">
      <style:paragraph-properties fo:margin-top="0cm" fo:margin-bottom="0cm" fo:line-height="150%" style:writing-mode="lr-tb"/>
    </style:style>
    <style:style style:name="P168" style:family="paragraph" style:parent-style-name="Text_20_body" style:list-style-name="L86">
      <style:paragraph-properties fo:margin-top="0cm" fo:margin-bottom="0cm" fo:line-height="150%" style:writing-mode="lr-tb"/>
    </style:style>
    <style:style style:name="P169" style:family="paragraph" style:parent-style-name="Text_20_body" style:list-style-name="L104">
      <style:paragraph-properties fo:margin-top="0cm" fo:margin-bottom="0cm" fo:line-height="150%" style:writing-mode="lr-tb"/>
    </style:style>
    <style:style style:name="P17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style:language-asian="ja" style:country-asian="JP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6" style:family="text">
      <style:text-properties fo:font-size="14pt" fo:font-style="normal" fo:font-weight="normal" fo:background-color="transparent"/>
    </style:style>
    <style:style style:name="T17" style:family="text">
      <style:text-properties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0"/>
      <text:p text:style-name="P5"><text:span text:style-name="T5">38</text:span>---------------------------------------------------------------------------</text:p>
      <text:p text:style-name="P12">res free# JVEMV6 44#10.2_39 / 44. currency / 10. prog-php / 2. tester / <text:s/>20200222_182303</text:p>
      <text:p text:style-name="P12"/>
      <text:p text:style-name="P5">[do] <text:span text:style-name="T1">#_ </text:span></text:p>
      <text:list xml:id="list618515777366684947" text:style-name="L126">
        <text:list-item>
          <text:p text:style-name="P148">REVIEW</text:p>
        </text:list-item>
        <text:list-item>
          <text:p text:style-name="P148">TASK-1</text:p>
          <text:list>
            <text:list-item>
              <text:list>
                <text:list-item>
                  <text:p text:style-name="P148">val_TP ==&gt; up</text:p>
                  <text:list>
                    <text:list-item>
                      <text:p text:style-name="P148">label ==&gt; //_20200219_172815:next (fx_tester_T_1__Exec)</text:p>
                    </text:list-item>
                  </text:list>
                </text:list-item>
                <text:list-item>
                  <text:p text:style-name="P148">write into list data</text:p>
                  <text:list>
                    <text:list-item>
                      <text:p text:style-name="P148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148">T-1.1 : show in the log file</text:p>
              <text:list>
                <text:list-item>
                  <text:p text:style-name="P148"><text:soft-page-break/>CODE</text:p>
                  <text:list>
                    <text:list-item>
                      <text:p text:style-name="P148">“show_LO_Pos_Data__Build_Lines” ==&gt; add params</text:p>
                      <text:list>
                        <text:list-item>
                          <text:p text:style-name="P148">fx_tester_T_1()</text:p>
                          <text:list>
                            <text:list-item>
                              <text:p text:style-name="P148">//_20200222_182249:tmp (caller) </text:p>
                            </text:list-item>
                          </text:list>
                        </text:list-item>
                        <text:list-item>
                          <text:p text:style-name="P148">==&gt; DROP</text:p>
                        </text:list-item>
                      </text:list>
                    </text:list-item>
                    <text:list-item>
                      <text:p text:style-name="P148">“show_LO_Pos_Data__Build_Lines” ==&gt; add codes</text:p>
                    </text:list-item>
                  </text:list>
                </text:list-item>
                <text:list-item>
                  <text:p text:style-name="P148">TEST ==&gt; OK</text:p>
                </text:list-item>
              </text:list>
            </text:list-item>
            <text:list-item>
              <text:p text:style-name="P148">T-1.2 : value of TP, SL → CONS.php</text:p>
              <text:list>
                <text:list-item>
                  <text:p text:style-name="P148">CODE <text:span text:style-name="T15">@@@</text:span></text:p>
                  <text:list>
                    <text:list-item>
                      <text:p text:style-name="P148">//_20200219_172815:next</text:p>
                    </text:list-item>
                    <text:list-item>
                      <text:p text:style-name="P148">TP → 1.3</text:p>
                    </text:list-item>
                  </text:list>
                </text:list-item>
                <text:list-item>
                  <text:p text:style-name="P148">TEST ==&gt; PROBLEM</text:p>
                  <text:list>
                    <text:list-item>
                      <text:p text:style-name="P148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">TASK-2</text:p>
          <text:list>
            <text:list-item>
              <text:p text:style-name="P148">pos list ==&gt; new data</text:p>
              <text:list>
                <text:list-item>
                  <text:p text:style-name="P148">start idx, exit idx ==&gt; location in BB</text:p>
                </text:list-item>
                <text:list-item>
                  <text:p text:style-name="P148"><text:span text:style-name="T9">//_20200214_150433:next (libeatester)</text:span></text:p>
                </text:list-item>
              </text:list>
            </text:list-item>
          </text:list>
        </text:list-item>
        <text:list-item>
          <text:p text:style-name="P148"/>
        </text:list-item>
      </text:list>
      <text:p text:style-name="P5"/>
      <text:p text:style-name="P5">[next]</text:p>
      <text:list xml:id="list4621682703213382224" text:style-name="L116">
        <text:list-item>
          <text:p text:style-name="P144">TASK-1</text:p>
          <text:list>
            <text:list-item>
              <text:p text:style-name="P144">this ==&gt; T-1.2 → re-try</text:p>
              <text:list>
                <text:list-item>
                  <text:p text:style-name="P144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144">TASK-2</text:p>
          <text:list>
            <text:list-item>
              <text:p text:style-name="P144">this ==&gt; TASK-2</text:p>
            </text:list-item>
          </text:list>
        </text:list-item>
      </text:list>
      <text:p text:style-name="P5">[further]</text:p>
      <text:list xml:id="list8358762577401941307" text:style-name="L117">
        <text:list-item>
          <text:p text:style-name="P145"/>
        </text:list-item>
      </text:list>
      <text:p text:style-name="P16"><text:line-break/><text:soft-page-break/><text:span text:style-name="T3">[/ 20200222_191842]</text:span></text:p>
      <text:p text:style-name="P16"/>
      <text:p text:style-name="P16"/>
      <text:p text:style-name="P5"><text:span text:style-name="T5">39</text:span>---------------------------------------------------------------------------</text:p>
      <text:p text:style-name="P12">res free# JVEMV6 44#10.2_40 / 44. currency / 10. prog-php / 2. tester / <text:s/>XXXX</text:p>
      <text:p text:style-name="P12"/>
      <text:p text:style-name="P5">[do] <text:span text:style-name="T1">#_ </text:span></text:p>
      <text:list xml:id="list6928071165942394166" text:style-name="L80">
        <text:list-item>
          <text:p text:style-name="P107">REVIEW</text:p>
        </text:list-item>
        <text:list-item>
          <text:p text:style-name="P107">TASK-1</text:p>
          <text:list>
            <text:list-item>
              <text:p text:style-name="P107">T-1.1</text:p>
            </text:list-item>
            <text:list-item>
              <text:p text:style-name="P107"/>
            </text:list-item>
          </text:list>
        </text:list-item>
      </text:list>
      <text:p text:style-name="P5"/>
      <text:p text:style-name="P5">[next]</text:p>
      <text:list xml:id="list38675289266950972" text:style-name="L127">
        <text:list-item>
          <text:p text:style-name="P149">TASK</text:p>
        </text:list-item>
      </text:list>
      <text:p text:style-name="P5">[further]</text:p>
      <text:list xml:id="list5936861573544872770" text:style-name="L128">
        <text:list-item>
          <text:p text:style-name="P150"/>
        </text:list-item>
      </text:list>
      <text:p text:style-name="P16"><text:line-break/><text:span text:style-name="T3">[/ XXX]</text:span></text:p>
      <text:p text:style-name="P16"/>
      <text:p text:style-name="P16"/>
      <text:p text:style-name="P16"/>
      <text:p text:style-name="P6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[do] <text:span text:style-name="T1">#_ </text:span></text:p>
      <text:list xml:id="list39423470" text:continue-list="list6928071165942394166" text:style-name="L80">
        <text:list-item>
          <text:p text:style-name="P107">REVIEW</text:p>
        </text:list-item>
        <text:list-item>
          <text:p text:style-name="P107"><text:soft-page-break/>TASK-1</text:p>
          <text:list>
            <text:list-item>
              <text:p text:style-name="P107">T-1.1</text:p>
            </text:list-item>
            <text:list-item>
              <text:p text:style-name="P107"/>
            </text:list-item>
          </text:list>
        </text:list-item>
      </text:list>
      <text:p text:style-name="P5"/>
      <text:p text:style-name="P5">[next]</text:p>
      <text:list xml:id="list8917102013928083463" text:style-name="L118">
        <text:list-item>
          <text:p text:style-name="P146">TASK</text:p>
        </text:list-item>
      </text:list>
      <text:p text:style-name="P5">[further]</text:p>
      <text:list xml:id="list8845088199145274575" text:style-name="L119">
        <text:list-item>
          <text:p text:style-name="P147"/>
        </text:list-item>
      </text:list>
      <text:p text:style-name="P16"><text:line-break/><text:span text:style-name="T3">[/ XXX]</text:span></text:p>
      <text:p text:style-name="P16"/>
      <text:p text:style-name="P16"/>
      <text:p text:style-name="P16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2557679032412316725" text:style-name="L120">
        <text:list-item>
          <text:p text:style-name="P16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9433152" text:continue-numbering="true" text:style-name="L120">
        <text:list-item>
          <text:p text:style-name="P162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4281620058079546531" text:style-name="L121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6975795319020824442" text:style-name="L122">
              <text:list-item>
                <text:p text:style-name="P20">M – w &gt; a (new window)</text:p>
              </text:list-item>
              <text:list-item>
                <text:p text:style-name="P20">doc 2 : select → session number</text:p>
              </text:list-item>
              <text:list-item>
                <text:p text:style-name="P20">doc 1</text:p>
                <text:list>
                  <text:list-item>
                    <text:p text:style-name="P20">DUP → template</text:p>
                  </text:list-item>
                  <text:list-item>
                    <text:p text:style-name="P20"><text:soft-page-break/>session num → paste</text:p>
                  </text:list-item>
                </text:list>
              </text:list-item>
              <text:list-item>
                <text:p text:style-name="P20">doc 2 : select → session string</text:p>
              </text:list-item>
              <text:list-item>
                <text:p text:style-name="P20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629675804705674508" text:style-name="L123">
              <text:list-item>
                <text:p text:style-name="P21">commit</text:p>
                <text:list>
                  <text:list-item>
                    <text:p text:style-name="P21">jve</text:p>
                  </text:list-item>
                  <text:list-item>
                    <text:p text:style-name="P2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1018521859509822583" text:style-name="L124">
              <text:list-item>
                <text:p text:style-name="P22">doc 1 : select → git push, echo</text:p>
              </text:list-item>
              <text:list-item>
                <text:p text:style-name="P22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2039845998455008393" text:style-name="L125">
              <text:list-item>
                <text:p text:style-name="P23">eclipse</text:p>
              </text:list-item>
              <text:list-item>
                <text:p text:style-name="P23">mt4</text:p>
              </text:list-item>
              <text:list-item>
                <text:p text:style-name="P23">folders</text:p>
              </text:list-item>
              <text:list-item>
                <text:p text:style-name="P23">sakura files</text:p>
              </text:list-item>
              <text:list-item>
                <text:p text:style-name="P23">docs</text:p>
              </text:list-item>
            </text:list>
          </table:table-cell>
        </table:table-row>
      </table:table>
      <text:list xml:id="list39419077" text:continue-list="list4281620058079546531" text:style-name="L121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9437851" text:continue-numbering="true" text:style-name="L121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5">echo.&gt;&gt; <text:soft-page-break/>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list xml:id="list39437017" text:continue-numbering="true" text:style-name="L121">
        <text:list-item>
          <text:p text:style-name="P24">move “<text:span text:style-name="T6">@@@</text:span>”</text:p>
        </text:list-item>
        <text:list-item>
          <text:p text:style-name="P163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22T19:21:08.67</dc:date>
    <dc:creator>iwabuchi ken</dc:creator>
    <meta:editing-duration>P2DT4H26M39S</meta:editing-duration>
    <meta:editing-cycles>215</meta:editing-cycles>
    <meta:generator>OpenOffice/4.1.3$Win32 OpenOffice.org_project/413m1$Build-9783</meta:generator>
    <meta:document-statistic meta:table-count="5" meta:image-count="0" meta:object-count="0" meta:page-count="6" meta:paragraph-count="105" meta:word-count="417" meta:character-count="3420"/>
  </office:meta>
</office:document-meta>
</file>